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0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table:number-columns-spanned="2" table:number-rows-spanned="1">
            <text:p>Droplet ID: 7D78</text:p>
          </table:table-cell>
          <table:covered-table-cell table:style-name="Default"/>
        </table:table-row>
        <table:table-row table:style-name="ro2">
          <table:table-cell office:value-type="string" table:number-columns-spanned="2" table:number-rows-spanned="1">
            <text:p>Baseline at start: <text:s text:c="2"/>-212 -247 -156 -178 <text:s/>-66 -147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string" table:number-columns-spanned="2" table:number-rows-spanned="1">
            <text:p>Droplet ID: C806</text:p>
          </table:table-cell>
          <table:covered-table-cell table:style-name="Default"/>
        </table:table-row>
        <table:table-row table:style-name="ro2">
          <table:table-cell office:value-type="string" table:number-columns-spanned="2" table:number-rows-spanned="1">
            <text:p>Baseline at start: <text:s text:c="2"/>-212 -247 -156 -178 <text:s/>-66 -147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70">
            <text:p>23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90">
            <text:p>17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0">
            <text:p>16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90">
            <text:p>159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string" table:number-columns-spanned="2" table:number-rows-spanned="1">
            <text:p>Droplet ID: 3B49</text:p>
          </table:table-cell>
          <table:covered-table-cell table:style-name="Default"/>
        </table:table-row>
        <table:table-row table:style-name="ro2">
          <table:table-cell office:value-type="string" table:number-columns-spanned="2" table:number-rows-spanned="1">
            <text:p>Baseline at start: -187 <text:s text:c="2"/>71 <text:s/>-81 <text:s/>-36 <text:s/>-49 <text:s/>-89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50">
            <text:p>19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5">
            <text:p>219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50">
            <text:p>215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92">
            <text:p>209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70">
            <text:p>2070</text:p>
          </table:table-cell>
        </table:table-row>
        <table:table-row table:style-name="ro1"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70">
            <text:p>217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450">
            <text:p>14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0">
            <text:p>1340</text:p>
          </table:table-cell>
        </table:table-row>
        <table:table-row table:style-name="ro1">
          <table:table-cell office:value-type="string" table:number-columns-spanned="2" table:number-rows-spanned="1">
            <text:p>Droplet ID: 43BA</text:p>
          </table:table-cell>
          <table:covered-table-cell table:style-name="Default"/>
        </table:table-row>
        <table:table-row table:style-name="ro2">
          <table:table-cell office:value-type="string" table:number-columns-spanned="2" table:number-rows-spanned="1">
            <text:p>Baseline at start: -195 -211 -141 -157 -248 -197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40">
            <text:p>15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50">
            <text:p>13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240">
            <text:p>12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40">
            <text:p>1940</text:p>
          </table:table-cell>
        </table:table-row>
        <table:table-row table:style-name="ro2">
          <table:table-cell office:value-type="string" table:number-columns-spanned="2" table:number-rows-spanned="1">
            <text:p>Baslines: <text:s/>-216 -255 -225 -197 -264 <text:s/>-40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10">
            <text:p>23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0">
            <text:p>22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0">
            <text:p>219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73">
            <text:p>217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string" table:number-columns-spanned="2" table:number-rows-spanned="1">
            <text:p>Droplet ID: F60A</text:p>
          </table:table-cell>
          <table:covered-table-cell table:style-name="Default"/>
        </table:table-row>
        <table:table-row table:style-name="ro2">
          <table:table-cell office:value-type="string" table:number-columns-spanned="2" table:number-rows-spanned="1">
            <text:p>Baseline at start: <text:s/>-163 -293 <text:s/>-41 <text:s text:c="2"/>31 -115 -179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0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20">
            <text:p>202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string" table:number-columns-spanned="2" table:number-rows-spanned="1">
            <text:p>Direction : 1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0">
            <text:p>22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">
            <text:p>22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0">
            <text:p>117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0">
            <text:p>1060</text:p>
          </table:table-cell>
        </table:table-row>
        <table:table-row table:style-name="ro2">
          <table:table-cell office:value-type="string" table:number-columns-spanned="2" table:number-rows-spanned="1">
            <text:p>Baselines: <text:s/>-34 <text:s/>-95 -133 -109 -101 -145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2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0">
            <text:p>22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15">
            <text:p>20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90">
            <text:p>1990</text:p>
          </table:table-cell>
        </table:table-row>
        <table:table-row table:style-name="ro1">
          <table:table-cell office:value-type="string" table:number-columns-spanned="2" table:number-rows-spanned="1">
            <text:p>Direction : 3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870">
            <text:p>187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string" table:number-columns-spanned="2" table:number-rows-spanned="1">
            <text:p>Direction : 4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00">
            <text:p>2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800">
            <text:p>18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84">
            <text:p>984</text:p>
          </table:table-cell>
        </table:table-row>
        <table:table-row table:style-name="ro2">
          <table:table-cell office:value-type="string" table:number-columns-spanned="2" table:number-rows-spanned="1">
            <text:p>Baselines : <text:s/>-54 -183 -166 -220 -243 -263</text:p>
          </table:table-cell>
          <table:covered-table-cell table:style-name="Default"/>
        </table:table-row>
        <table:table-row table:style-name="ro1">
          <table:table-cell office:value-type="string" table:number-columns-spanned="2" table:number-rows-spanned="1">
            <text:p>Direction : 5 </text:p>
          </table:table-cell>
          <table:covered-table-cell table:style-name="Default"/>
        </table:table-row>
        <table:table-row table:style-name="ro3">
          <table:table-cell office:value-type="string">
            <text:p>Distance b/w box and droplet sensor (mm)</text:p>
          </table:table-cell>
          <table:table-cell office:value-type="string">
            <text:p>measured_vals[i]-baseline_meas[i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30">
            <text:p>213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30">
            <text:p>20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10">
            <text:p>12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5/08/2017</text:date>, <text:time>22:0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2:03:52.86</meta:creation-date>
    <dc:date>2017-05-08T22:04:28.10</dc:date>
    <meta:editing-duration>PT35S</meta:editing-duration>
    <meta:editing-cycles>1</meta:editing-cycles>
    <meta:document-statistic meta:table-count="3" meta:cell-count="763" meta:object-count="0"/>
    <meta:generator>OpenOffice/4.1.2$Win32 OpenOffice.org_project/412m3$Build-9782</meta:generator>
    <meta:user-defined meta:name=""/>
  </office:meta>
</office:document-meta>
</file>